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tour, parts, wholes 2012</text:p>
      <text:p text:style-name="Standard"/>
      <text:p text:style-name="Text_20_body"><office:annotation><dc:date>2012-07-16T15:00:14</dc:date><text:p>&lt;!--StartFragment--&gt;</text:p></office:annotation>‘let the agents produce a dynamics and collect the traces that their actions leave as they unfold so as to produce a rich data set’{Latour et al, 2012}. It would ask: ‘is it possible to do justice to … common experience by shifting from prediction and simulation to description and data mining?’<office:annotation><dc:date>2012-07-16T15:00:14</dc:date><text:p>&lt;!--EndFragment--&gt;</text:p></office:annotation></text:p>
      <text:p text:style-name="Standard"/>
      <text:p text:style-name="Standard"/>
      <text:p text:style-name="Standard">To be part of a whole is no longer to ‘enter into’ a higher entity or to ‘obey’ a dispatcher (no matter if this <text:s/>dispatcher is a corporate body, a sui generis society, or an emergent structure), but </text:p>
      <text:p text:style-name="Standard">for any given monad it is to lend part of itself to other monads without either of </text:p>
      <text:p text:style-name="Standard">them losing their multiple identities. 14</text:p>
      <text:p text:style-name="Standard"/>
      <text:p text:style-name="Standard">Another experience of 'being in a whole' should be explored that has little to do with 'being a part' of a 'structure' no matter if this structure is a sui generis super-organism or an emerging level. 11</text:p>
      <text:p text:style-name="Standard"/>
      <text:p text:style-name="Standard"><text:s/>In 2-LS social theory, the most current</text:p>
      <text:p text:style-name="Standard">approach to handling the distinction between macro-structures and micro-</text:p>
      <text:p text:style-name="Standard">interactions consists in establishing a first level of individual entities, then adding</text:p>
      <text:p text:style-name="Standard">to them a few rules of interaction, in order to observe whether the dynamics of</text:p>
      <text:p text:style-name="Standard">interaction lead to a second level, that of aggregation, which has generated enough</text:p>
      <text:p text:style-name="Standard">new properties to deserve to be called a ‘structure’, that is, another entity for which</text:p>
      <text:p text:style-name="Standard">it is possible to say that ‘it is more than the sum of its parts’. Such is the way in</text:p>
      <text:p text:style-name="Standard">which most models of collective behaviour are framed, no matter if they deal with</text:p>
      <text:p text:style-name="Standard">atoms, gas, molecules, insects, swarms, markets, crowds, States, artificial lives, etc.</text:p>
      <text:p text:style-name="Standard">....</text:p>
      <text:p text:style-name="Standard">It is important to underline here that since the 17th century this paradigm has been</text:p>
      <text:p text:style-name="Standard">set in opposition to its apparent alternative that starts with a sui generis entity</text:p>
      <text:p text:style-name="Standard">—for instance a body, an organ, a superorganism, an anthill, a beehive, a society,</text:p>
      <text:p text:style-name="Standard">a State, etc.— in order, then, to define its individual ‘parts’ as endowed with ‘roles’</text:p>
      <text:p text:style-name="Standard">and ‘functions’. Such an alternative is often called ‘holistic’ or ‘organicist’ (Weick,</text:p>
      <text:p text:style-name="Standard">1995).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09:54:27</meta:creation-date>
    <dc:date>2012-09-21T22:24:05</dc:date>
    <meta:editing-duration>PT6M33S</meta:editing-duration>
    <meta:editing-cycles>4</meta:editing-cycles>
    <meta:generator>LibreOffice/3.5$Linux_X86_64 LibreOffice_project/350m1$Build-2</meta:generator>
    <dc:creator>adrian </dc:creator>
    <meta:document-statistic meta:table-count="0" meta:image-count="0" meta:object-count="0" meta:page-count="1" meta:paragraph-count="22" meta:word-count="345" meta:character-count="2001" meta:non-whitespace-character-count="1660"/>
  </office:meta>
</office:document-meta>
</file>